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Номер" style:master-page-name="First_20_Page">
      <style:paragraph-properties style:page-number="auto"/>
    </style:style>
    <style:style style:name="P7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6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описывается подход к генерации моделей на основе шаблонов. Рассматри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/>
      <text:h text:style-name="Heading_20_3" text:outline-level="3">Шаблоны моделей</text:h>
      <text:p text:style-name="Standard"/>
      <text:h text:style-name="Heading_20_3" text:outline-level="3">Метамодель шаблона, основанная на наследовании</text:h>
      <text:p text:style-name="Standard"/>
      <text:h text:style-name="Heading_20_3" text:outline-level="3">Метамодель шаблона, основанная на обобщенных классах</text:h>
      <text:p text:style-name="Standard"><text:s/></text:p>
      <text:h text:style-name="Heading_20_3" text:outline-level="3">Структурная валидация шаблонов</text:h>
      <text:p text:style-name="Standard"/>
      <text:h text:style-name="Heading_20_3" text:outline-level="3"><text:soft-page-break/>Автоматическое построение метамодели шаблона</text:h>
      <text:p text:style-name="Standard"/>
      <text:h text:style-name="Heading_20_3" text:outline-level="3">Инстанцирование шаблонов</text:h>
      <text:p text:style-name="Standard"/>
      <text:h text:style-name="Heading_20_3" text:outline-level="3">Заключение</text:h>
      <text:p text:style-name="Standard"/>
      <text:p text:style-name="Заг._20_Сп._20_литературы">Список литературы</text:p>
      <text:list text:style-name="WW8Num2">
        <text:list-item>
          <text:p text:style-name="P7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home/abreslav/work/grammatic/template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12/9/2008 10:49:09 A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09-12T10:49:09</dc:date>
    <meta:keyword>Мы крутые</meta:keyword>
    <meta:keyword>мы непобедимые!</meta:keyword>
    <meta:editing-cycles>14</meta:editing-cycles>
    <meta:editing-duration>PT33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23" meta:word-count="93" meta:character-count="793"/>
  </office:meta>
</office:document-meta>
</file>